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18" style:parent-style-name="Standardnípísmoodstavce" style:family="text">
      <style:text-properties fo:language="en" fo:country="US"/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0" style:parent-style-name="Standardnípísmoodstavce" style:family="text">
      <style:text-properties fo:language="en" fo:country="US"/>
    </style:style>
    <style:style style:name="T21" style:parent-style-name="Standardnípísmoodstavce" style:family="text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2/2019<text:bookmark-end text:name="Text14"/></text:p>
            <text:p text:style-name="Normální">KVOP-29970/2019<text:bookmark-end text:name="Text2"/></text:p>
            <text:p text:style-name="Normální"><text:bookmark-start text:name="Text6"/>28. 06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ý pan<text:bookmark-end text:name="Text13"/></text:p>
            <text:p text:style-name="Normální"><text:bookmark-end text:name="Text7"/>Ing. T. S., MBA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/text:h>
      <text:p text:style-name="Základnítext">Vážený pane inženýre,<text:s/></text:p>
      <text:p text:style-name="Základnítext">dne 18. 6. 2019 byla do Kanceláře veřejného ochránce práv doručena Vaše žádost podle zákona č. 106/1999 Sb., o svobodném přístupu k informacím, ve znění pozdějších předpisů, kterou žádáte:</text:p>
      <text:list text:style-name="LFO4" text:continue-numbering="true">
        <text:list-item>
          <text:p text:style-name="P17"><text:span text:style-name="T18">Dva kusy Sborníku stanovisek veřejného ochránce práv, Vězeňství II</text:span></text:p>
        </text:list-item>
        <text:list-item>
          <text:p text:style-name="P19">Informační letáky, týkající se exekučních řízení, jako např. daňová exekuce, posečkání dluhu, exekuce apod.</text:p>
        </text:list-item>
      </text:list>
      <text:p text:style-name="Základnítext">Ve smyslu zákona o svobodném přístupu k informacím,<text:s/><text:span text:style-name="Silné">se poskytují níže uvedené informace</text:span>:</text:p>
      <text:p text:style-name="Základnítext">K bodu č. 1</text:p>
      <text:p text:style-name="Základnítext"><text:span text:style-name="T20">Dva kusy Sborníku stanovisek veřejného ochránce práv, Vězeňství II</text:span><text:s/></text:p>
      <text:p text:style-name="Základnítext">K bodu č. 2</text:p>
      <text:p text:style-name="Základnítext">Informační letáky<text:s/>Daňová exekuce, Exekuce, Oddlužení (osobní bankrot), Posečkání (splátky) dluhu.</text:p>
      <text:p text:style-name="Základnítext"/>
      <text:p text:style-name="Základnítext"/>
      <text:p text:style-name="Základnítext"/>
      <text:p text:style-name="podpis">Mgr. Petra Zdražilová</text:p>
      <text:p text:style-name="podpis">ředitelka právní sekce</text:p>
      <text:p text:style-name="podpis"/>
      <text:p text:style-name="Základnítext"><text:span text:style-name="T21">6 příloh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LTHL*</text:span>*KVOPX009LTHL*</text:p>
        <text:p text:style-name="P12"><text:span text:style-name="T13">KVOPX009LTHL</text:span>KVOPX009LTHL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8-27T11:43:00Z</meta:creation-date>
    <dc:date>2019-08-27T11:43:00Z</dc:date>
    <meta:print-date>2019-06-28T07:15:00Z</meta:print-date>
    <meta:template xlink:href="KVOP_dopis%20vedoucího" xlink:type="simple"/>
    <meta:editing-cycles>2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35" meta:character-count="934" meta:row-count="6" meta:non-whitespace-character-count="800"/>
  </office:meta>
</office:document-meta>
</file>